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3.406cm" fo:margin-left="0cm" fo:margin-right="-0.005cm" table:align="margins"/>
    </style:style>
    <style:style style:name="Tabla1.A" style:family="table-column">
      <style:table-column-properties style:column-width="3.406cm" style:rel-column-width="1931*"/>
    </style:style>
    <style:style style:name="Tabla1.1" style:family="table-row">
      <style:table-row-properties style:row-height="0.109cm"/>
    </style:style>
    <style:style style:name="Tabla1.A1" style:family="table-cell">
      <style:table-cell-properties fo:padding="0cm" fo:border="none"/>
    </style:style>
    <style:style style:name="Tabla1.2" style:family="table-row">
      <style:table-row-properties style:row-height="0.104cm"/>
    </style:style>
    <style:style style:name="Tabla1.3" style:family="table-row">
      <style:table-row-properties style:row-height="2.496cm"/>
    </style:style>
    <style:style style:name="Tabla1.4" style:family="table-row">
      <style:table-row-properties style:row-height="2.448cm"/>
    </style:style>
    <style:style style:name="Tabla1.5" style:family="table-row">
      <style:table-row-properties style:row-height="2.669cm"/>
    </style:style>
    <style:style style:name="Tabla1.6" style:family="table-row">
      <style:table-row-properties style:row-height="0.092cm"/>
    </style:style>
    <style:style style:name="Tabla1.7" style:family="table-row">
      <style:table-row-properties style:row-height="0.08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Lucida Sans" style:font-size-complex="2pt" style:text-emphasize="none"/>
    </style:style>
    <style:style style:name="P2" style:family="paragraph" style:parent-style-name="Table_20_Contents">
      <style:paragraph-properties fo:line-height="100%" style:shadow="none"/>
      <style:text-properties fo:color="#221f1f" style:text-outline="false" style:text-line-through-style="none" style:text-line-through-type="none" style:font-name="arial" fo:font-size="2pt" fo:letter-spacing="-0.007cm" fo:font-style="normal" fo:text-shadow="none" style:text-underline-style="none" fo:font-weight="bold" officeooo:paragraph-rsid="001987a4" style:font-size-asian="2pt" style:font-style-asian="normal" style:font-weight-asian="bold" style:font-name-complex="Lucida Sans" style:font-size-complex="2pt" style:font-weight-complex="bold" style:text-emphasize="none"/>
    </style:style>
    <style:style style:name="P3" style:family="paragraph" style:parent-style-name="Table_20_Contents">
      <style:paragraph-properties fo:line-height="100%" style:shadow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bold" officeooo:paragraph-rsid="001d85f2" style:font-size-asian="6pt" style:font-style-asian="normal" style:font-weight-asian="bold" style:font-name-complex="Lucida Sans" style:font-size-complex="6pt" style:font-weight-complex="bold" style:text-emphasize="none"/>
    </style:style>
    <style:style style:name="P4" style:family="paragraph" style:parent-style-name="Table_20_Contents">
      <style:paragraph-properties fo:line-height="100%" fo:text-align="center" style:justify-single-word="false" style:shadow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bold" officeooo:paragraph-rsid="0020c948" style:font-size-asian="6pt" style:font-style-asian="normal" style:font-weight-asian="bold" style:font-name-complex="Lucida Sans" style:font-size-complex="6pt" style:font-weight-complex="bold" style:text-emphasize="none"/>
    </style:style>
    <style:style style:name="P5" style:family="paragraph" style:parent-style-name="Table_20_Contents">
      <style:paragraph-properties fo:line-height="100%" fo:text-align="center" style:justify-single-word="false" style:shadow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bold" officeooo:paragraph-rsid="002285cb" style:font-size-asian="6pt" style:font-style-asian="normal" style:font-weight-asian="bold" style:font-name-complex="Lucida Sans" style:font-size-complex="6pt" style:font-weight-complex="bold" style:text-emphasize="none"/>
    </style:style>
    <style:style style:name="P6" style:family="paragraph" style:parent-style-name="Table_20_Contents">
      <style:paragraph-properties fo:line-height="100%" style:shadow="none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bold" officeooo:paragraph-rsid="00237238" style:font-size-asian="6pt" style:font-style-asian="normal" style:font-weight-asian="bold" style:font-name-complex="Lucida Sans" style:font-size-complex="6pt" style:font-weight-complex="bold" style:text-emphasize="none"/>
    </style:style>
    <style:style style:name="P7" style:family="paragraph" style:parent-style-name="Table_20_Contents">
      <style:paragraph-properties fo:line-height="100%" fo:text-align="center" style:justify-single-word="false" style:shadow="none"/>
      <style:text-properties fo:color="#221f1f" style:text-outline="false" style:text-line-through-style="none" style:text-line-through-type="none" style:font-name="arial" fo:font-size="5pt" fo:letter-spacing="-0.007cm" fo:font-style="normal" fo:text-shadow="none" style:text-underline-style="none" fo:font-weight="bold" officeooo:paragraph-rsid="0020c948" style:font-size-asian="5pt" style:font-style-asian="normal" style:font-weight-asian="bold" style:font-name-complex="Lucida Sans" style:font-size-complex="5pt" style:font-weight-complex="bold" style:text-emphasize="none"/>
    </style:style>
    <style:style style:name="P8" style:family="paragraph" style:parent-style-name="Table_20_Contents">
      <style:paragraph-properties fo:line-height="100%" fo:text-align="center" style:justify-single-word="false" style:shadow="none"/>
      <style:text-properties fo:color="#221f1f" style:text-outline="false" style:text-line-through-style="none" style:text-line-through-type="none" style:font-name="arial" fo:font-size="5pt" fo:letter-spacing="-0.007cm" fo:font-style="normal" fo:text-shadow="none" style:text-underline-style="none" fo:font-weight="bold" officeooo:paragraph-rsid="00237238" style:font-size-asian="5pt" style:font-style-asian="normal" style:font-weight-asian="bold" style:font-name-complex="Lucida Sans" style:font-size-complex="5pt" style:font-weight-complex="bold" style:text-emphasize="none"/>
    </style:style>
    <style:style style:name="P9" style:family="paragraph" style:parent-style-name="Table_20_Contents">
      <style:paragraph-properties fo:line-height="100%" style:shadow="none"/>
      <style:text-properties fo:color="#221f1f" style:text-outline="false" style:text-line-through-style="none" style:text-line-through-type="none" style:font-name="Arial" fo:font-size="2pt" fo:letter-spacing="-0.007cm" fo:font-style="normal" fo:text-shadow="none" style:text-underline-style="none" fo:font-weight="normal" officeooo:paragraph-rsid="001d85f2" style:font-size-asian="2pt" style:font-style-asian="normal" style:font-weight-asian="normal" style:font-name-complex="Lucida Sans" style:font-size-complex="2pt" style:font-weight-complex="bold" style:text-emphasize="none"/>
    </style:style>
    <style:style style:name="P10" style:family="paragraph" style:parent-style-name="Table_20_Contents">
      <style:paragraph-properties fo:line-height="100%" style:shadow="none"/>
      <style:text-properties style:font-name="arial" fo:font-size="8pt" officeooo:paragraph-rsid="001c28a3" style:font-size-asian="8pt" style:font-size-complex="8pt"/>
    </style:style>
    <style:style style:name="P11" style:family="paragraph" style:parent-style-name="Table_20_Contents">
      <style:paragraph-properties fo:line-height="100%" style:shadow="none"/>
      <style:text-properties style:font-name="arial" fo:font-size="8pt" officeooo:paragraph-rsid="001d85f2" style:font-size-asian="8pt" style:font-size-complex="8pt"/>
    </style:style>
    <style:style style:name="P12" style:family="paragraph" style:parent-style-name="Table_20_Contents">
      <style:paragraph-properties fo:line-height="100%" style:shadow="none"/>
      <style:text-properties style:font-name="arial" fo:font-size="8pt" officeooo:paragraph-rsid="001f540a" style:font-size-asian="8pt" style:font-size-complex="8pt"/>
    </style:style>
    <style:style style:name="P13" style:family="paragraph" style:parent-style-name="Table_20_Contents">
      <style:paragraph-properties fo:line-height="100%" style:shadow="none"/>
      <style:text-properties fo:font-size="2pt" officeooo:paragraph-rsid="001d85f2" style:font-size-asian="2pt" style:font-size-complex="2pt"/>
    </style:style>
    <style:style style:name="T1" style:family="text">
      <style:text-properties fo:color="#221f1f" style:text-outline="false" style:text-line-through-style="none" style:text-line-through-type="none" style:font-name="arial" fo:font-size="11pt" fo:letter-spacing="-0.007cm" fo:font-style="normal" fo:text-shadow="none" style:text-underline-style="none" fo:font-weight="bold" style:font-size-asian="11pt" style:font-style-asian="normal" style:font-weight-asian="bold" style:font-name-complex="Lucida Sans" style:font-size-complex="11pt" style:font-weight-complex="bold" style:text-emphasize="none"/>
    </style:style>
    <style:style style:name="T2" style:family="text"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bold" style:font-size-asian="6pt" style:font-style-asian="normal" style:font-weight-asian="bold" style:font-name-complex="Lucida Sans" style:font-size-complex="6pt" style:font-weight-complex="bold" style:text-emphasize="none"/>
    </style:style>
    <style:style style:name="T3" style:family="text">
      <style:text-properties fo:color="#221f1f" style:text-outline="false" style:text-line-through-style="none" style:text-line-through-type="none" fo:letter-spacing="-0.007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4" style:family="text">
      <style:text-properties fo:font-size="6pt" officeooo:rsid="0020c948" style:font-size-asian="6pt" style:font-size-complex="6pt"/>
    </style:style>
    <style:style style:name="T5" style:family="text">
      <style:text-properties officeooo:rsid="0020c948"/>
    </style:style>
    <style:style style:name="T6" style:family="text">
      <style:text-properties fo:font-size="2pt" officeooo:rsid="0020c948" style:font-size-asian="2pt" style:font-size-complex="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<text:text-input text:description="&lt;for each=&quot;o in objects.get_data_products()&quot;&gt;">For each</text:text-input></text:p>
          </table:table-cell>
        </table:table-row>
        <table:table-row table:style-name="Tabla1.2">
          <table:table-cell table:style-name="Tabla1.A1" office:value-type="string">
            <text:p text:style-name="P9"><text:text-input text:description="&lt;for each=&quot;inc in range( int(o[1]))&quot;&gt;">For each</text:text-input></text:p>
          </table:table-cell>
        </table:table-row>
        <table:table-row table:style-name="Tabla1.3">
          <table:table-cell table:style-name="Tabla1.A1" office:value-type="string">
            <text:p text:style-name="P13"><text:span text:style-name="T1"><text:text-input text:description="&lt;o[0].internal_code[1:]&gt;">supplier code</text:text-input></text:span><text:span text:style-name="T1"><text:s/></text:span><text:span text:style-name="T2"><text:text-input text:description="&lt;o[0].name&gt;">code</text:text-input></text:span></text:p>
            <text:p text:style-name="P12"><text:s/><text:span text:style-name="T3"><text:text-input text:description="&lt;o[0].supplier_code&gt;">supplier code</text:text-input></text:span>(<text:span text:style-name="T3"><text:text-input text:description="&lt;o[0].default_code&gt;">default code</text:text-input></text:span><text:span text:style-name="T3">)</text:span></text:p>
            <text:p text:style-name="P6"><text:text-input text:description="&lt;o[0].location_1&gt;">ubic</text:text-input><text:span text:style-name="T6"><text:s/></text:span><text:span text:style-name="T5"><text:text-input text:description="&lt;if test=&quot;o[0]._context.get('active_barcode', False)&quot;&gt;">IF</text:text-input></text:span><text:span text:style-name="T5"/></text:p>
            <text:p text:style-name="P7"><draw:frame draw:style-name="fr1" draw:name="image: (len(o[0].barcode)&lt;=9 and barcode('Code128', o[0].barcode) or  barcode('Code128', '0'))" text:anchor-type="paragraph" svg:x="0.161cm" svg:y="0.03cm" svg:width="2.946cm" svg:height="0.762cm" draw:z-index="0"><draw:text-box><text:p text:style-name="Frame_20_contents">Imagen</text:p></draw:text-box></draw:frame><text:text-input text:description="&lt;(len(o[0].barcode)&lt;10 and ' ' or '? ') +o[0].barcode&gt;">Fsuppli cod</text:text-input>e ingenieriaboggio.com</text:p>
            <text:p text:style-name="P4"><text:span text:style-name="T5"><text:text-input text:description="&lt;/if&gt;">IF</text:text-input></text:span></text:p>
          </table:table-cell>
        </table:table-row>
        <table:table-row table:style-name="Tabla1.4">
          <table:table-cell table:style-name="Tabla1.A1" office:value-type="string">
            <text:p text:style-name="P13"><text:span text:style-name="T1"><text:text-input text:description="&lt;o[0].internal_code[1:]&gt;">supplier code</text:text-input></text:span><text:span text:style-name="T1"><text:s/></text:span><text:span text:style-name="T2"><text:text-input text:description="&lt;o[0].name&gt;">code</text:text-input></text:span></text:p>
            <text:p text:style-name="P12"><text:span text:style-name="T3"><text:text-input text:description="&lt;o[0].supplier_code&gt;">supplier code</text:text-input></text:span>(<text:span text:style-name="T3"><text:text-input text:description="&lt;o[0].default_code&gt;">default code</text:text-input></text:span><text:span text:style-name="T3">)</text:span></text:p>
            <text:p text:style-name="P6"><text:text-input text:description="&lt;o[0].location_1&gt;">ubic</text:text-input><text:span text:style-name="T5"><text:text-input text:description="&lt;if test=&quot;o[0]._context.get('active_barcode', False)&quot;&gt;">IF</text:text-input></text:span><text:span text:style-name="T5"/></text:p>
            <text:p text:style-name="P8"><draw:frame draw:style-name="fr1" draw:name="Marco1" text:anchor-type="paragraph" svg:x="0.161cm" svg:y="0.03cm" svg:width="2.946cm" svg:height="0.762cm" draw:z-index="1"><draw:text-box><text:p text:style-name="Frame_20_contents">Imagen</text:p></draw:text-box></draw:frame><text:text-input text:description="&lt;(len(o[0].barcode)&lt;10 and ' ' or '? ') +o[0].barcode&gt;">Fsuppli cod</text:text-input>e ingenieriaboggio.com</text:p>
            <text:p text:style-name="P6"><text:span text:style-name="T5"><text:text-input text:description="&lt;/if&gt;">IF</text:text-input></text:span></text:p>
            <text:p text:style-name="P3"/>
          </table:table-cell>
        </table:table-row>
        <table:table-row table:style-name="Tabla1.5">
          <table:table-cell table:style-name="Tabla1.A1" office:value-type="string">
            <text:p text:style-name="P13"><text:span text:style-name="T1"><text:text-input text:description="&lt;o[0].internal_code[1:]&gt;">supplier code</text:text-input></text:span><text:span text:style-name="T1"><text:s/></text:span><text:span text:style-name="T2"><text:text-input text:description="&lt;o[0].name&gt;">code</text:text-input></text:span></text:p>
            <text:p text:style-name="P12"><text:span text:style-name="T3"><text:text-input text:description="&lt;o[0].supplier_code&gt;">supplier code</text:text-input></text:span>(<text:span text:style-name="T3"><text:text-input text:description="&lt;o[0].default_code&gt;">default code</text:text-input></text:span><text:span text:style-name="T3">)</text:span></text:p>
            <text:p text:style-name="P6"><text:text-input text:description="&lt;o[0].location_1&gt;">ubic</text:text-input><text:span text:style-name="T5"><text:text-input text:description="&lt;if test=&quot;o[0]._context.get('active_barcode', False)&quot;&gt;">IF</text:text-input></text:span><text:span text:style-name="T5"/></text:p>
            <text:p text:style-name="P8"><draw:frame draw:style-name="fr1" draw:name="Marco2" text:anchor-type="paragraph" svg:x="0.161cm" svg:y="0.03cm" svg:width="2.946cm" svg:height="0.762cm" draw:z-index="2"><draw:text-box><text:p text:style-name="Frame_20_contents">Imagen</text:p></draw:text-box></draw:frame><text:text-input text:description="&lt;(len(o[0].barcode)&lt;10 and ' ' or '? ') +o[0].barcode&gt;">Fsuppli cod</text:text-input>e ingenieriaboggio.com</text:p>
            <text:p text:style-name="P6"><text:span text:style-name="T6"><text:text-input text:description="&lt;/if&gt;">IF</text:text-input></text:span></text:p>
          </table:table-cell>
        </table:table-row>
        <table:table-row table:style-name="Tabla1.6">
          <table:table-cell table:style-name="Tabla1.A1" office:value-type="string">
            <text:p text:style-name="P1"><text:text-input text:description="&lt;/for&gt;">End For</text:text-input></text:p>
          </table:table-cell>
        </table:table-row>
        <table:table-row table:style-name="Tabla1.7">
          <table:table-cell table:style-name="Tabla1.A1" office:value-type="string">
            <text:p text:style-name="P1"><text:text-input text:description="&lt;/for&gt;">End For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true" style:page-number="auto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.701cm" fo:page-height="8.5cm" style:num-format="1" style:print-orientation="portrait" fo:margin-top="0.199cm" fo:margin-bottom="0cm" fo:margin-left="0.199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25T11:42:17.174168422</meta:creation-date>
    <dc:date>2021-08-18T08:38:57.712184447</dc:date>
    <meta:editing-duration>PT6H26M37S</meta:editing-duration>
    <meta:editing-cycles>70</meta:editing-cycles>
    <meta:generator>LibreOffice/6.4.7.2$Linux_X86_64 LibreOffice_project/40$Build-2</meta:generator>
    <meta:document-statistic meta:table-count="1" meta:image-count="0" meta:object-count="0" meta:page-count="1" meta:paragraph-count="22" meta:word-count="121" meta:character-count="370" meta:non-whitespace-character-count="346"/>
  </office:meta>
</office:document-meta>
</file>